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2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2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2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2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2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2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1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2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2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2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2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2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01:57.921737373</dc:date>
    <dc:creator>elucterio </dc:creator>
    <meta:editing-duration>PT1H43M29S</meta:editing-duration>
    <meta:editing-cycles>23</meta:editing-cycles>
    <meta:generator>LibreOffice/4.2.8.2$Linux_X86_64 LibreOffice_project/420m0$Build-2</meta:generator>
    <meta:document-statistic meta:object-count="25"/>
  </office:meta>
</office:document-meta>
</file>